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3cb3" officeooo:paragraph-rsid="000f3cb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f3cb3" officeooo:paragraph-rsid="000f3cb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f3cb3" officeooo:paragraph-rsid="000f3cb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f3cb3" officeooo:paragraph-rsid="0015041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0416d" officeooo:paragraph-rsid="0010416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19b42" officeooo:paragraph-rsid="00119b4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50414" officeooo:paragraph-rsid="0015041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9900" fo:font-size="14pt" fo:font-weight="normal" officeooo:rsid="0010416d" officeooo:paragraph-rsid="0010416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f3cb3" officeooo:paragraph-rsid="000f3cb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f3cb3" officeooo:paragraph-rsid="000f3cb3" style:font-size-asian="16pt" style:font-weight-asian="bold" style:font-size-complex="16pt" style:font-weight-complex="bold"/>
    </style:style>
    <style:style style:name="T1" style:family="text">
      <style:text-properties officeooo:rsid="0010416d"/>
    </style:style>
    <style:style style:name="T2" style:family="text">
      <style:text-properties officeooo:rsid="001050f3"/>
    </style:style>
    <style:style style:name="T3" style:family="text">
      <style:text-properties officeooo:rsid="0011e020"/>
    </style:style>
    <style:style style:name="T4" style:family="text">
      <style:text-properties officeooo:rsid="00132f9c"/>
    </style:style>
    <style:style style:name="T5" style:family="text">
      <style:text-properties officeooo:rsid="00150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ENDLING Quentin – URBAIN Nathan –<text:span text:style-name="T3"> CMI IRVIJ</text:span></text:p>
      <text:p text:style-name="P1"/>
      <text:p text:style-name="P1"/>
      <text:p text:style-name="P10">Rapport du projet de compilation M1</text:p>
      <text:p text:style-name="P1"/>
      <text:p text:style-name="P2"/>
      <text:p text:style-name="P4">Pendant ce projet <text:span text:style-name="T5">nous</text:span> avons pri<text:span text:style-name="T5">s</text:span> la décision de fonctionner par sous langage (sprint sur le GitHub) en incrémentant les différentes fonctionnalité<text:span text:style-name="T5">s</text:span> <text:span text:style-name="T4">ainsi que par le développement d’un AST</text:span>. </text:p>
      <text:p text:style-name="P4"><text:span text:style-name="T3">Un sprint était validé </text:span>quand on passait divers tests et que nous étions certain<text:span text:style-name="T5">s</text:span> de repartir sur des bases toujours solide<text:span text:style-name="T5">s</text:span> <text:span text:style-name="T3">pour pouvoir toujours avancer et apporter des modifications minimes et maîtrisés sur les sprints précédents.</text:span></text:p>
      <text:p text:style-name="P3">L’organisation du projet se fut sur GitHub en effectuant des commits propres référent une issue (tâche) préalablement écrite pour cibler le travail à faire et donner la répartition des tâches. </text:p>
      <text:p text:style-name="P3">Chaque Sprint fut donc test<text:span text:style-name="T5">é</text:span> pour voir d’éventuel bug afin de continuer <text:span text:style-name="T1">l’implémentation</text:span> sur des bases saines. </text:p>
      <text:p text:style-name="P3"/>
      <text:p text:style-name="P3">L<text:span text:style-name="T5">es</text:span> différentes <text:span text:style-name="T1">décompositions</text:span> de sprint fu<text:span text:style-name="T5">rent</text:span> <text:span text:style-name="T1">divisées comme ceci</text:span>: </text:p>
      <text:p text:style-name="P5">- Sprint 0 : Mise en place des fonctions de l’AST et Table de symbole</text:p>
      <text:p text:style-name="P3">- Sprint 1 : Printi, Printf , main() , return , commentaire</text:p>
      <text:p text:style-name="P3">- Sprint 2 : <text:span text:style-name="T1">Declaration et Affectation variable Int, expression arithmétiques</text:span></text:p>
      <text:p text:style-name="P5">- Sprint 3 : Structure de contrôle</text:p>
      <text:p text:style-name="P5">- Sprint 4 : Boucle</text:p>
      <text:p text:style-name="P5">- Sprint en parallèle : Define</text:p>
      <text:p text:style-name="P5">- Sprint 5 : Tableau</text:p>
      <text:p text:style-name="P5">- Sprint 6 : Stencil</text:p>
      <text:p text:style-name="P8">- Sprint 7 : Fonctions</text:p>
      <text:p text:style-name="P5"/>
      <text:p text:style-name="P5">Notre compilateur passe par un arbre de syntaxe abstraite qui passera <text:span text:style-name="T4">ensuite</text:span> par une analyse sémantique afin de détecter certaines erreur<text:span text:style-name="T5">s</text:span> de type sémantique présent dans le fichier donné. L’AST sera ensuite <text:span text:style-name="T2">traduite en Code intermédiaire sous forme de Quad. Tous les sprints présentés plus haut ont étaient réalisés.</text:span></text:p>
      <text:p text:style-name="P6"/>
      <text:p text:style-name="P7">Le MakeFile possède plusieurs commandes : </text:p>
      <text:p text:style-name="P6"><text:span text:style-name="T5">- test : </text:span>Jeu de test automatiquement réalisé</text:p>
      <text:p text:style-name="P7">- clean : nettoie le répertoire</text:p>
      <text:p text:style-name="P7">- help : donne les commandes disponibles </text:p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49:05.108237968</meta:creation-date>
    <dc:date>2017-12-09T16:05:41.452989439</dc:date>
    <meta:editing-duration>PT9M58S</meta:editing-duration>
    <meta:editing-cycles>1</meta:editing-cycles>
    <meta:generator>LibreOffice/5.2.7.2$Linux_X86_64 LibreOffice_project/20m0$Build-2</meta:generator>
    <meta:document-statistic meta:table-count="0" meta:image-count="0" meta:object-count="0" meta:page-count="1" meta:paragraph-count="22" meta:word-count="280" meta:character-count="1702" meta:non-whitespace-character-count="1434"/>
  </office:meta>
</office:document-meta>
</file>